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Morphology Clear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387.99">
            <text:p>2387.99</text:p>
          </table:table-cell>
          <table:table-cell table:style-name="Default" office:value-type="float" office:value="1153.48">
            <text:p>1153.48</text:p>
          </table:table-cell>
          <table:table-cell table:formula="of:=+[.L2]/[.K2]" office:value-type="percentage" office:value="0.483033848550455">
            <text:p>48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658.09">
            <text:p>1658.09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228.92">
            <text:p>2228.92</text:p>
          </table:table-cell>
          <table:table-cell table:style-name="Default" office:value-type="float" office:value="1108.12">
            <text:p>1108.12</text:p>
          </table:table-cell>
          <table:table-cell table:formula="of:=+[.L4]/[.K4]" office:value-type="percentage" office:value="0.497155573102669">
            <text:p>5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ce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890.61">
            <text:p>890.61</text:p>
          </table:table-cell>
          <table:table-cell table:style-name="Default" office:value-type="float" office:value="501.13">
            <text:p>501.13</text:p>
          </table:table-cell>
          <table:table-cell table:formula="of:=+[.L5]/[.K5]" office:value-type="percentage" office:value="0.562681757447143">
            <text:p>56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07.78">
            <text:p>607.78</text:p>
          </table:table-cell>
          <table:table-cell table:content-validation-name="val5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6.5">
            <text:p>16.5</text:p>
          </table:table-cell>
          <table:table-cell table:style-name="Default" office:value-type="float" office:value="139.1">
            <text:p>139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943.83">
            <text:p>943.83</text:p>
          </table:table-cell>
          <table:table-cell table:content-validation-name="val5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7.9">
            <text:p>17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476.2">
            <text:p>1476.2</text:p>
          </table:table-cell>
          <table:table-cell table:content-validation-name="val5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3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13:23.95</dc:date>
    <dc:creator>Lawrence Perepolkin</dc:creator>
    <meta:editing-duration>PT9H46M42S</meta:editing-duration>
    <meta:editing-cycles>41</meta:editing-cycles>
    <meta:generator>OpenOffice/4.1.12$Win32 OpenOffice.org_project/4112m1$Build-9809</meta:generator>
    <meta:document-statistic meta:table-count="3" meta:cell-count="151" meta:object-count="0"/>
  </office:meta>
</office:document-meta>
</file>